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tyle mathvariant="bold">
          <mrow>
            <mi>S</mi>
          </mrow>
        </mstyle>
        <mo stretchy="false">=</mo>
        <mfrac>
          <mo stretchy="false">ℏ</mo>
          <mn>2</mn>
        </mfrac>
      </mrow>
      <mstyle mathvariant="bold">
        <mrow>
          <mo stretchy="false">σ</mo>
        </mrow>
      </mstyle>
      <mi/>
      <mtext> ; </mtext>
      <mi/>
      <mrow>
        <mstyle mathvariant="bold">
          <mrow>
            <mo stretchy="false">σ</mo>
          </mrow>
        </mstyle>
        <mo stretchy="false">≡</mo>
        <mrow>
          <mo stretchy="false">(</mo>
          <mrow>
            <msub>
              <mo stretchy="false">σ</mo>
              <mi>x</mi>
            </msub>
            <mi>,</mi>
            <msub>
              <mo stretchy="false">σ</mo>
              <mi>y</mi>
            </msub>
            <mi>,</mi>
            <msub>
              <mo stretchy="false">σ</mo>
              <mi>z</mi>
            </msub>
          </mrow>
          <mo stretchy="false">)</mo>
        </mrow>
      </mrow>
    </mrow>
    <annotation encoding="StarMath 5.0">bold S = hbar over 2 bold %isigma `" ; "~ bold %isigma equiv (%isigma _x , %isigma _y ,  %isigma _z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4:17:34.500000000</meta:creation-date>
    <meta:generator>LibreOffice/4.1.4.2$Windows_x86 LibreOffice_project/0a0440ccc0227ad9829de5f46be37cfb6edcf72</meta:generator>
  </office:meta>
</office:document-meta>
</file>